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.046cm" style:contextual-spacing="false"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278169" officeooo:paragraph-rsid="000b0ced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2" style:family="paragraph" style:parent-style-name="Heading_20_3">
      <style:paragraph-properties fo:margin-top="0cm" fo:margin-bottom="0.046cm" style:contextual-spacing="false"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07870e" officeooo:paragraph-rsid="0007870e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3" style:family="paragraph" style:parent-style-name="Heading_20_3">
      <style:paragraph-properties fo:margin-top="0cm" fo:margin-bottom="0.046cm" style:contextual-spacing="false"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38f875" officeooo:paragraph-rsid="000c2f8f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4" style:family="paragraph" style:parent-style-name="Heading_20_4">
      <style:paragraph-properties fo:margin-top="0cm" fo:margin-bottom="0.046cm" style:contextual-spacing="false"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278169" officeooo:paragraph-rsid="000b0ced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5" style:family="paragraph" style:parent-style-name="Heading_20_4">
      <style:paragraph-properties fo:margin-top="0cm" fo:margin-bottom="0.046cm" style:contextual-spacing="false"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07870e" officeooo:paragraph-rsid="0007870e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6" style:family="paragraph" style:parent-style-name="Heading_20_5">
      <style:paragraph-properties fo:margin-top="0cm" fo:margin-bottom="0.046cm" style:contextual-spacing="false"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278169" officeooo:paragraph-rsid="000b0ced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2pt" fo:font-style="normal" fo:font-weight="normal" officeooo:paragraph-rsid="0005bdb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2pt" fo:font-style="normal" fo:font-weight="normal" officeooo:rsid="00162f23" officeooo:paragraph-rsid="0005bdb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2pt" fo:font-style="normal" fo:font-weight="normal" officeooo:rsid="0018235d" officeooo:paragraph-rsid="0005bdb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2pt" fo:font-style="normal" fo:font-weight="normal" officeooo:rsid="0018235d" officeooo:paragraph-rsid="0007870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2pt" fo:font-style="normal" fo:font-weight="normal" officeooo:rsid="0007870e" officeooo:paragraph-rsid="0007870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da836" officeooo:paragraph-rsid="0005bdb1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13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3ad074" officeooo:paragraph-rsid="0007870e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14" style:family="paragraph" style:parent-style-name="Standard">
      <style:paragraph-properties fo:line-height="100%" fo:text-align="start" style:justify-single-word="false"/>
      <style:text-properties style:font-name="Times New Roman" fo:font-size="12pt" fo:font-style="normal" fo:font-weight="normal" officeooo:paragraph-rsid="0007870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Times New Roman" fo:font-size="12pt" fo:font-style="normal" fo:font-weight="normal" officeooo:paragraph-rsid="0005bdb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278169" officeooo:paragraph-rsid="000aa23f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17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278169" officeooo:paragraph-rsid="000b0ced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18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7bb96" officeooo:paragraph-rsid="0007870e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19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235d" officeooo:paragraph-rsid="0007870e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20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07870e" officeooo:paragraph-rsid="0007870e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21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cfe64" officeooo:paragraph-rsid="0007870e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22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cfe64" officeooo:paragraph-rsid="000aa23f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23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38f875" officeooo:paragraph-rsid="000c2f8f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" style:family="text">
      <style:text-properties officeooo:rsid="0005bdb1"/>
    </style:style>
    <style:style style:name="T2" style:family="text">
      <style:text-properties officeooo:rsid="001509c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5f6d9" style:font-style-asian="italic" style:font-style-complex="italic"/>
    </style:style>
    <style:style style:name="T5" style:family="text">
      <style:text-properties fo:font-style="italic" officeooo:rsid="0007870e" style:font-style-asian="italic" style:font-style-complex="italic"/>
    </style:style>
    <style:style style:name="T6" style:family="text">
      <style:text-properties fo:font-style="italic" officeooo:rsid="001a3ff1" style:font-style-asian="italic" style:font-style-complex="italic"/>
    </style:style>
    <style:style style:name="T7" style:family="text">
      <style:text-properties fo:font-style="italic" officeooo:rsid="001b95b6" style:font-style-asian="italic" style:font-style-complex="italic"/>
    </style:style>
    <style:style style:name="T8" style:family="text">
      <style:text-properties fo:font-style="italic" officeooo:rsid="00278169" style:font-style-asian="italic" style:font-style-complex="italic"/>
    </style:style>
    <style:style style:name="T9" style:family="text">
      <style:text-properties fo:font-style="italic" officeooo:rsid="0033e744" style:font-style-asian="italic" style:font-style-complex="italic"/>
    </style:style>
    <style:style style:name="T10" style:family="text">
      <style:text-properties fo:font-style="italic" officeooo:rsid="00311110" style:font-style-asian="italic" style:font-style-complex="italic"/>
    </style:style>
    <style:style style:name="T11" style:family="text">
      <style:text-properties fo:font-style="italic" officeooo:rsid="00344b0b" style:font-style-asian="italic" style:font-style-complex="italic"/>
    </style:style>
    <style:style style:name="T12" style:family="text">
      <style:text-properties fo:font-style="italic" officeooo:rsid="00344c4c" style:font-style-asian="italic" style:font-style-complex="italic"/>
    </style:style>
    <style:style style:name="T13" style:family="text">
      <style:text-properties fo:font-style="italic" officeooo:rsid="00360d54" style:font-style-asian="italic" style:font-style-complex="italic"/>
    </style:style>
    <style:style style:name="T14" style:family="text">
      <style:text-properties fo:font-style="italic" officeooo:rsid="003735a0" style:font-style-asian="italic" style:font-style-complex="italic"/>
    </style:style>
    <style:style style:name="T15" style:family="text">
      <style:text-properties fo:font-style="italic" officeooo:rsid="002c06e2" style:font-style-asian="italic" style:font-style-complex="italic"/>
    </style:style>
    <style:style style:name="T16" style:family="text">
      <style:text-properties fo:font-style="italic" officeooo:rsid="00278169" style:font-name-asian="NSimSun" style:font-style-asian="italic" style:font-name-complex="Arial" style:font-style-complex="italic"/>
    </style:style>
    <style:style style:name="T17" style:family="text">
      <style:text-properties fo:font-style="italic" officeooo:rsid="00377701" style:font-name-asian="NSimSun" style:font-style-asian="italic" style:font-name-complex="Arial" style:font-style-complex="italic"/>
    </style:style>
    <style:style style:name="T18" style:family="text">
      <style:text-properties fo:font-style="italic" fo:font-weight="bold" officeooo:rsid="00377701" style:font-name-asian="NSimSun" style:font-style-asian="italic" style:font-weight-asian="bold" style:font-name-complex="Arial" style:font-style-complex="italic" style:font-weight-complex="bold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c06e2" style:font-style-asian="italic" style:font-weight-asian="bold" style:font-style-complex="italic" style:font-weight-complex="bold"/>
    </style:style>
    <style:style style:name="T2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font-size="16pt" fo:font-style="italic" fo:font-weight="bold" officeooo:rsid="002c06e2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fo:font-size="16pt" fo:font-style="italic" style:font-size-asian="16pt" style:font-style-asian="italic" style:font-size-complex="16pt" style:font-style-complex="italic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02955cc" style:font-size-asian="16pt" style:font-weight-asian="bold" style:font-size-complex="16pt" style:font-weight-complex="bold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officeooo:rsid="002955cc" style:font-size-asian="16pt" style:font-size-complex="16pt"/>
    </style:style>
    <style:style style:name="T28" style:family="text">
      <style:text-properties fo:font-variant="normal" fo:text-transform="none" fo:letter-spacing="normal" officeooo:rsid="00269f56"/>
    </style:style>
    <style:style style:name="T29" style:family="text">
      <style:text-properties fo:font-variant="normal" fo:text-transform="none" fo:letter-spacing="normal" officeooo:rsid="001509c9"/>
    </style:style>
    <style:style style:name="T30" style:family="text">
      <style:text-properties fo:font-variant="normal" fo:text-transform="none" fo:letter-spacing="normal" officeooo:rsid="0005bdb1"/>
    </style:style>
    <style:style style:name="T31" style:family="text">
      <style:text-properties fo:font-variant="normal" fo:text-transform="none" fo:letter-spacing="normal" officeooo:rsid="001cb914"/>
    </style:style>
    <style:style style:name="T32" style:family="text">
      <style:text-properties fo:font-variant="normal" fo:text-transform="none" fo:letter-spacing="normal" officeooo:rsid="00188607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" fo:letter-spacing="normal" style:text-underline-style="none" officeooo:rsid="00278169" style:text-blinking="false" loext:padding="0cm" loext:border="none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" fo:letter-spacing="normal" style:text-underline-style="none" officeooo:rsid="002094c7" style:text-blinking="false" loext:padding="0cm" loext:border="none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Times New Roman" fo:letter-spacing="normal" style:text-underline-style="none" officeooo:rsid="001da836" style:text-blinking="false" loext:padding="0cm" loext:border="none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Times New Roman" fo:letter-spacing="normal" style:text-underline-style="none" officeooo:rsid="0022e789" style:text-blinking="false" loext:padding="0cm" loext:border="none"/>
    </style:style>
    <style:style style:name="T37" style:family="text">
      <style:text-properties fo:font-variant="normal" fo:text-transform="none" fo:color="#000000" loext:opacity="100%" style:text-line-through-style="none" style:text-line-through-type="none" fo:letter-spacing="normal" style:text-underline-style="none" officeooo:rsid="00278169" style:text-blinking="false" loext:padding="0cm" loext:border="none"/>
    </style:style>
    <style:style style:name="T38" style:family="text">
      <style:text-properties fo:font-variant="normal" fo:text-transform="none" fo:color="#000000" loext:opacity="100%" style:text-line-through-style="none" style:text-line-through-type="none" fo:letter-spacing="normal" style:text-underline-style="none" officeooo:rsid="002094c7" style:text-blinking="false" loext:padding="0cm" loext:border="none"/>
    </style:style>
    <style:style style:name="T39" style:family="text">
      <style:text-properties fo:font-variant="normal" fo:text-transform="none" fo:color="#000000" loext:opacity="100%" style:text-line-through-style="none" style:text-line-through-type="none" fo:letter-spacing="normal" style:text-underline-style="none" officeooo:rsid="001da836" style:text-blinking="false" loext:padding="0cm" loext:border="none"/>
    </style:style>
    <style:style style:name="T40" style:family="text">
      <style:text-properties fo:font-variant="normal" fo:text-transform="none" fo:color="#000000" loext:opacity="100%" style:text-line-through-style="none" style:text-line-through-type="none" fo:letter-spacing="normal" style:text-underline-style="none" officeooo:rsid="0022e789" style:text-blinking="false" loext:padding="0cm" loext:border="none"/>
    </style:style>
    <style:style style:name="T41" style:family="text">
      <style:text-properties fo:font-variant="normal" fo:text-transform="none" style:text-line-through-style="none" style:text-line-through-type="none" fo:letter-spacing="normal" style:text-underline-style="none" officeooo:rsid="00278169" style:text-blinking="false" loext:padding="0cm" loext:border="none"/>
    </style:style>
    <style:style style:name="T42" style:family="text">
      <style:text-properties fo:font-variant="normal" fo:text-transform="none" style:text-line-through-style="none" style:text-line-through-type="none" fo:letter-spacing="normal" style:text-underline-style="none" officeooo:rsid="001da836" style:text-blinking="false" loext:padding="0cm" loext:border="none"/>
    </style:style>
    <style:style style:name="T43" style:family="text">
      <style:text-properties fo:font-variant="normal" fo:text-transform="none" style:text-line-through-style="none" style:text-line-through-type="none" fo:letter-spacing="normal" style:text-underline-style="none" officeooo:rsid="0025adca" style:text-blinking="false" loext:padding="0cm" loext:border="none"/>
    </style:style>
    <style:style style:name="T44" style:family="text">
      <style:text-properties fo:font-variant="normal" fo:text-transform="none" style:text-line-through-style="none" style:text-line-through-type="none" fo:letter-spacing="normal" style:text-underline-style="none" officeooo:rsid="002094c7" style:text-blinking="false" loext:padding="0cm" loext:border="none"/>
    </style:style>
    <style:style style:name="T45" style:family="text">
      <style:text-properties fo:font-variant="normal" fo:text-transform="none" style:text-line-through-style="none" style:text-line-through-type="none" fo:letter-spacing="normal" style:text-underline-style="none" officeooo:rsid="0025f6d9" style:text-blinking="false" loext:padding="0cm" loext:border="none"/>
    </style:style>
    <style:style style:name="T46" style:family="text">
      <style:text-properties fo:font-variant="normal" fo:text-transform="none" style:text-line-through-style="none" style:text-line-through-type="none" fo:letter-spacing="normal" style:text-underline-style="none" officeooo:rsid="00426a0d" style:text-blinking="false" loext:padding="0cm" loext:border="none"/>
    </style:style>
    <style:style style:name="T47" style:family="text">
      <style:text-properties fo:font-variant="normal" fo:text-transform="none" style:text-line-through-style="none" style:text-line-through-type="none" fo:letter-spacing="normal" style:text-underline-style="none" officeooo:rsid="003ad074" style:text-blinking="false" loext:padding="0cm" loext:border="none"/>
    </style:style>
    <style:style style:name="T48" style:family="text">
      <style:text-properties officeooo:rsid="001cb914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officeooo:rsid="0005bdb1"/>
    </style:style>
    <style:style style:name="T51" style:family="text">
      <style:text-properties officeooo:rsid="0007870e"/>
    </style:style>
    <style:style style:name="T52" style:family="text">
      <style:text-properties officeooo:rsid="00278169"/>
    </style:style>
    <style:style style:name="T53" style:family="text">
      <style:text-properties officeooo:rsid="0025f6d9"/>
    </style:style>
    <style:style style:name="T54" style:family="text">
      <style:text-properties officeooo:rsid="0046189f"/>
    </style:style>
    <style:style style:name="T55" style:family="text">
      <style:text-properties officeooo:rsid="0050823c"/>
    </style:style>
    <style:style style:name="T56" style:family="text">
      <style:text-properties officeooo:rsid="00300dd6"/>
    </style:style>
    <style:style style:name="T57" style:family="text">
      <style:text-properties officeooo:rsid="0017c45b"/>
    </style:style>
    <style:style style:name="T58" style:family="text">
      <style:text-properties fo:font-size="18pt" fo:font-style="italic" officeooo:rsid="001a3ff1" style:font-size-asian="18pt" style:font-style-asian="italic" style:font-size-complex="18pt" style:font-style-complex="italic"/>
    </style:style>
    <style:style style:name="T59" style:family="text">
      <style:text-properties fo:font-size="18pt" fo:font-style="italic" officeooo:rsid="001b95b6" style:font-size-asian="18pt" style:font-style-asian="italic" style:font-size-complex="18pt" style:font-style-complex="italic"/>
    </style:style>
    <style:style style:name="T60" style:family="text">
      <style:text-properties fo:font-size="18pt" fo:font-style="italic" officeooo:rsid="00278169" style:font-size-asian="18pt" style:font-style-asian="italic" style:font-size-complex="18pt" style:font-style-complex="italic"/>
    </style:style>
    <style:style style:name="T61" style:family="text">
      <style:text-properties fo:font-size="18pt" fo:font-style="italic" officeooo:rsid="00278169" style:font-name-asian="NSimSun" style:font-size-asian="18pt" style:font-style-asian="italic" style:font-name-complex="Arial" style:font-size-complex="18pt" style:font-style-complex="italic"/>
    </style:style>
    <style:style style:name="T62" style:family="text">
      <style:text-properties officeooo:rsid="001b95b6"/>
    </style:style>
    <style:style style:name="T63" style:family="text">
      <style:text-properties officeooo:rsid="001a3ff1"/>
    </style:style>
    <style:style style:name="T64" style:family="text">
      <style:text-properties style:font-name-asian="NSimSun" style:font-name-complex="Arial"/>
    </style:style>
    <style:style style:name="T65" style:family="text">
      <style:text-properties officeooo:rsid="00278169" style:font-name-asian="NSimSun" style:font-name-complex="Arial"/>
    </style:style>
    <style:style style:name="T66" style:family="text">
      <style:text-properties officeooo:rsid="00377701" style:font-name-asian="NSimSun" style:font-name-complex="Arial"/>
    </style:style>
    <style:style style:name="T67" style:family="text">
      <style:text-properties officeooo:rsid="002955cc"/>
    </style:style>
    <style:style style:name="T68" style:family="text">
      <style:text-properties officeooo:rsid="0033e744"/>
    </style:style>
    <style:style style:name="T69" style:family="text">
      <style:text-properties officeooo:rsid="00311110"/>
    </style:style>
    <style:style style:name="T70" style:family="text">
      <style:text-properties officeooo:rsid="00344b0b"/>
    </style:style>
    <style:style style:name="T71" style:family="text">
      <style:text-properties officeooo:rsid="00344c4c"/>
    </style:style>
    <style:style style:name="T72" style:family="text">
      <style:text-properties officeooo:rsid="00360d54"/>
    </style:style>
    <style:style style:name="T73" style:family="text">
      <style:text-properties officeooo:rsid="003735a0"/>
    </style:style>
    <style:style style:name="T74" style:family="text">
      <style:text-properties officeooo:rsid="002c06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50">1. </text:span><text:span text:style-name="T49">Differenza tra Adorno e Bauman</text:span></text:p>
      <text:p text:style-name="P7"><text:span text:style-name="T2"><text:tab/>1</text:span><text:span text:style-name="T1">.1. Le tre fasi della cultura secondo Bauman</text:span></text:p>
      <text:p text:style-name="P7"><text:span text:style-name="T2"><text:tab/>1</text:span><text:span text:style-name="T1">.2. La cultura secondo Adorno</text:span></text:p>
      <text:p text:style-name="P7"><text:span text:style-name="T30"/></text:p>
      <text:p text:style-name="P7"><text:span text:style-name="T30">2. </text:span><text:span text:style-name="T28">P</text:span><text:span text:style-name="T29">roblematica filosofica della musica moderna</text:span></text:p>
      <text:p text:style-name="P7"><text:span text:style-name="T29"><text:tab/>2.1. La contrapposizione di Stravinskji</text:span></text:p>
      <text:p text:style-name="P7"><text:span text:style-name="T29"><text:tab/>2.2. L'individuazione dodecafonica di Schönberg</text:span></text:p>
      <text:p text:style-name="P8"><text:span text:style-name="T29"><text:tab/>2.3. Estreme conseguenze dodecafoniche di Webern</text:span></text:p>
      <text:p text:style-name="P8"><text:span text:style-name="T29"/></text:p>
      <text:p text:style-name="P8"><text:span text:style-name="T30">3. </text:span><text:span text:style-name="T29">I primi brani di Stockhausen</text:span></text:p>
      <text:p text:style-name="P8"><text:span text:style-name="T28"><text:tab/>3</text:span><text:span text:style-name="T29">.1. Etude</text:span></text:p>
      <text:p text:style-name="P8"><text:span text:style-name="T28"><text:tab/>3</text:span><text:span text:style-name="T29">.2. Studio I</text:span></text:p>
      <text:p text:style-name="P9"><text:span text:style-name="T30"><text:tab/>3</text:span><text:span text:style-name="T29">.</text:span><text:span text:style-name="T31">3</text:span><text:span text:style-name="T29">. Studio I</text:span><text:span text:style-name="T32">I</text:span></text:p>
      <text:p text:style-name="P9"><text:span text:style-name="T28"><text:tab/>3</text:span><text:span text:style-name="T32">.</text:span><text:span text:style-name="T31">4</text:span><text:span text:style-name="T32">. </text:span><text:span text:style-name="T31">I tre studi a confronto</text:span></text:p>
      <text:p text:style-name="P9"><text:span text:style-name="T31"/></text:p>
      <text:p text:style-name="P12"><text:span text:style-name="T1">4. </text:span><text:span text:style-name="T48">Punkte, Gruppen, Momente</text:span></text:p>
      <text:p text:style-name="P14"><text:span text:style-name="T37"><text:tab/>4.</text:span><text:span text:style-name="T38">1.</text:span><text:span text:style-name="T39"> <text:s/></text:span><text:span text:style-name="T40">Kontra-</text:span><text:span text:style-name="T39">Punkte</text:span></text:p>
      <text:p text:style-name="P10"><text:span text:style-name="T41"><text:tab/>4</text:span><text:span text:style-name="T42">.</text:span><text:span text:style-name="T43">2</text:span><text:span text:style-name="T44">.</text:span><text:span text:style-name="T42"> <text:s/></text:span><text:span text:style-name="T43">Gruppen</text:span></text:p>
      <text:p text:style-name="P10"><text:span text:style-name="T41"><text:tab/>4</text:span><text:span text:style-name="T42">.</text:span><text:span text:style-name="T45">3</text:span><text:span text:style-name="T44">.</text:span><text:span text:style-name="T42"> <text:s/></text:span><text:span text:style-name="T45">Moment</text:span><text:span text:style-name="T46">e</text:span></text:p>
      <text:p text:style-name="P10"><text:span text:style-name="T46"/></text:p>
      <text:p text:style-name="P11"><text:span text:style-name="T46">5. </text:span><text:span text:style-name="T47">Moment Form</text:span></text:p>
      <text:p text:style-name="P13"><text:span text:style-name="T52"><text:tab/>5</text:span><text:span text:style-name="T53">.</text:span><text:span text:style-name="T54">1.</text:span><text:span text:style-name="T53"> </text:span>Moment<text:span text:style-name="T54">i K, M, D, I</text:span></text:p>
      <text:p text:style-name="P13"><text:span text:style-name="T52"><text:tab/>5</text:span><text:span text:style-name="T55">.2. </text:span><text:span text:style-name="T56">Gesang der Jüngelinge</text:span></text:p>
      <text:p text:style-name="P18"><text:span text:style-name="T52"><text:tab/>5</text:span><text:span text:style-name="T57">.3. </text:span><text:span text:style-name="T53">G</text:span>ruppi o Momenti?</text:p>
      <text:p text:style-name="P19"><text:span text:style-name="T52"><text:tab/>5</text:span><text:span text:style-name="T57">.4. </text:span><text:span text:style-name="T53">Considerazioni finali su punti, gruppi e momenti</text:span></text:p>
      <text:p text:style-name="P19"/>
      <text:p text:style-name="P20">6. <text:span text:style-name="T63">Plus-Minus</text:span></text:p>
      <text:h text:style-name="P2" text:outline-level="3"><text:span text:style-name="T65"><text:tab/>6</text:span><text:span text:style-name="T62">.1. </text:span><text:span text:style-name="T64">R</text:span><text:span text:style-name="T63">egole</text:span></text:h>
      <text:h text:style-name="P2" text:outline-level="3"><text:span text:style-name="T65"><text:tab/>6</text:span><text:span text:style-name="T62">.2. </text:span><text:span text:style-name="T64">P</text:span><text:span text:style-name="T63">artitura</text:span></text:h>
      <text:h text:style-name="P5" text:outline-level="4"><text:span text:style-name="T52"><text:tab/><text:tab/>6.2.1. </text:span><text:span text:style-name="T63">Istruzioni</text:span></text:h>
      <text:h text:style-name="P5" text:outline-level="4"><text:span text:style-name="T52"><text:tab/><text:tab/>6.2.2. </text:span><text:span text:style-name="T64">S</text:span><text:span text:style-name="T63">imboli</text:span></text:h>
      <text:p text:style-name="P20"/>
      <text:p text:style-name="P21"><text:span text:style-name="T51">7. </text:span><text:span text:style-name="T53">D</text:span><text:span text:style-name="T63">ialettica di Adorno</text:span></text:p>
      <text:p text:style-name="P22"><text:span text:style-name="T67"><text:tab/>7.1. </text:span>Cosa si intende <text:span text:style-name="T67">per dialettica</text:span>?</text:p>
      <text:p text:style-name="P16"><text:span text:style-name="T67"><text:tab/>7.2. </text:span>Dimensione musicale di Adorno</text:p>
      <text:p text:style-name="P17"><text:span text:style-name="T74"><text:tab/>7.3. </text:span>Rapporto tra Stockhausen e Adorno</text:p>
      <text:p text:style-name="P17"><text:span text:style-name="T68"><text:tab/>7.4. </text:span>Perché parlare del post-modernismo?</text:p>
      <text:p text:style-name="P17"><text:span text:style-name="T68"><text:tab/>7.5. </text:span>Come risolv<text:span text:style-name="T69">ere</text:span> il problema senza avanguardia?</text:p>
      <text:p text:style-name="P17"/>
      <text:h text:style-name="P1" text:outline-level="3"><text:span text:style-name="T68">8. </text:span>Mikrofonie</text:h>
      <text:h text:style-name="P4" text:outline-level="4"><text:span text:style-name="T70"><text:tab/>8.1. </text:span>Informazioni tecniche</text:h>
      <text:h text:style-name="P4" text:outline-level="4"><text:span text:style-name="T70"><text:tab/>8.2. </text:span>Struttura</text:h>
      <text:h text:style-name="P6" text:outline-level="5"><text:span text:style-name="T70"><text:tab/>8.3. </text:span>Relazioni tra gruppo a e b</text:h>
      <text:h text:style-name="P4" text:outline-level="4"><text:span text:style-name="T70"><text:tab/>8.4. </text:span><text:span text:style-name="T66">S</text:span>ezioni</text:h>
      <text:p text:style-name="P17"/>
      <text:h text:style-name="P4" text:outline-level="4"><text:span text:style-name="T71">9. </text:span>Mikrofonie II</text:h>
      <text:h text:style-name="P6" text:outline-level="5"><text:span text:style-name="T71"><text:tab/>9.1. </text:span>Organico</text:h>
      <text:p text:style-name="P23"><text:tab/>9.2. Relazione con Mikrofonie I</text:p>
      <text:p text:style-name="P23"/>
      <text:h text:style-name="P3" text:outline-level="3"><text:span text:style-name="T72">10. </text:span>Telemusik <text:span text:style-name="T73">e Hymnen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8T15:10:25.919000000</meta:creation-date>
    <dc:date>2021-02-28T19:24:44.584000000</dc:date>
    <meta:editing-duration>PT8M58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41" meta:word-count="169" meta:character-count="1096" meta:non-whitespace-character-count="932"/>
  </office:meta>
</office:document-meta>
</file>